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c93" officeooo:paragraph-rsid="0003ec9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dre:</text:p>
      <text:p text:style-name="P1"/>
      <text:p text:style-name="P1">flex- direction</text:p>
      <text:p text:style-name="P1">flex-wrap</text:p>
      <text:p text:style-name="P1">justify-content</text:p>
      <text:p text:style-name="P1">align-items <text:s text:c="17"/>alineación vertical</text:p>
      <text:p text:style-name="P1">align-content</text:p>
      <text:p text:style-name="P1"/>
      <text:p text:style-name="P1"/>
      <text:p text:style-name="P1"/>
      <text:p text:style-name="P1"/>
      <text:p text:style-name="P1">Hijo:</text:p>
      <text:p text:style-name="P1"/>
      <text:p text:style-name="P1">order</text:p>
      <text:p text:style-name="P1">flex-grow</text:p>
      <text:p text:style-name="P1">flex-shrink</text:p>
      <text:p text:style-name="P1">flex-basi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6T10:06:12.820000000</dc:date>
    <meta:editing-duration>PT3M21S</meta:editing-duration>
    <meta:editing-cycles>4</meta:editing-cycles>
    <meta:document-statistic meta:table-count="0" meta:image-count="0" meta:object-count="0" meta:page-count="1" meta:paragraph-count="11" meta:word-count="14" meta:character-count="146" meta:non-whitespace-character-count="126"/>
  </office:meta>
</office:document-meta>
</file>